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Frame_20_contents">
      <style:paragraph-properties fo:text-align="start" style:justify-single-word="false"/>
      <style:text-properties style:font-name="Arial" fo:font-size="12pt" officeooo:paragraph-rsid="0008d682" style:font-size-asian="12pt" style:font-size-complex="12pt"/>
    </style:style>
    <style:style style:name="P6"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8d682"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text-align="start" style:justify-single-word="false"/>
      <style:text-properties style:font-name="Arial" fo:font-size="11pt" officeooo:paragraph-rsid="0008d682"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8d682" style:font-size-asian="10pt" style:font-size-complex="10pt"/>
    </style:style>
    <style:style style:name="P9" style:family="paragraph" style:parent-style-name="UrbanBody">
      <style:text-properties style:font-name="arial"/>
    </style:style>
    <style:style style:name="P10" style:family="paragraph" style:parent-style-name="UrbanBody">
      <style:text-properties style:font-name="arial" fo:font-size="11pt" style:font-size-asian="11pt" style:font-size-complex="11pt"/>
    </style:style>
    <style:style style:name="P11" style:family="paragraph" style:parent-style-name="UrbanBody">
      <style:text-properties style:font-name="arial" fo:font-size="11pt" officeooo:paragraph-rsid="0008d682" style:font-size-asian="11pt" style:font-size-complex="11pt"/>
    </style:style>
    <style:style style:name="P12" style:family="paragraph" style:parent-style-name="UrbanTitle">
      <style:text-properties officeooo:paragraph-rsid="0008d682"/>
    </style:style>
    <style:style style:name="P13" style:family="paragraph" style:parent-style-name="UrbanTitle">
      <style:text-properties style:font-name="arial"/>
    </style:style>
    <style:style style:name="P14" style:family="paragraph" style:parent-style-name="UrbanTitle">
      <style:text-properties style:font-name="arial" officeooo:paragraph-rsid="0008d682"/>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font-name="Times New Roman" fo:font-size="12pt" style:font-size-asian="12pt" style:font-size-complex="12pt"/>
    </style:style>
    <style:style style:name="T7" style:family="text">
      <style:text-properties fo:font-weight="bold" style:font-weight-asian="bold" style:font-weight-complex="bold"/>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3" style:family="text">
      <style:text-properties fo:font-size="12pt" style:font-size-asian="12pt" style:font-size-complex="12pt"/>
    </style:style>
    <style:style style:name="T14"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5"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7"><office:annotation><dc:creator>Gauthier Bastien</dc:creator><dc:date>2011-01-13T14:56:41</dc:date><text:p text:style-name="P15"><text:span text:style-name="T15">do text</text:span></text:p><text:p text:style-name="P15"><text:span text:style-name="T15">from document(at=header, format='odt')</text:span></text:p></office:annotation><text:span text:style-name="T2">Import depuis header.odt</text:span></text:p>
          </table:table-cell>
          <table:table-cell table:style-name="Tableau1.A1" office:value-type="string">
            <text:p text:style-name="P8"><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5"><text:span text:style-name="T10"><text:conditional-text text:condition="ooow:&quot;view.do_mailing()&quot;" text:string-value-if-true="&quot;mailed_data.getPersonTitleValue(short=True)&quot;" text:string-value-if-false="">mailed_data.getPersonTitleValue(short=True)</text:conditional-text></text:span><text:span text:style-name="T11"><text:s/></text:span><text:span text:style-name="T10"><text:conditional-text text:condition="ooow:&quot;view.do_mailing()&quot;" text:string-value-if-true="&quot;mailed_data.name1&quot;" text:string-value-if-false="">mailed_data.name1</text:conditional-text></text:span><text:span text:style-name="T11"><text:s/></text:span><text:span text:style-name="T10"><text:conditional-text text:condition="ooow:&quot;view.do_mailing()&quot;" text:string-value-if-true="&quot;mailed_data.name2&quot;" text:string-value-if-false="">mailed_data.name2</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able:table-cell>
        </table:table-row>
      </table:table>
      <text:p text:style-name="P12"/>
      <text:p text:style-name="P14">Envoi second dossier</text:p>
      <text:p text:style-name="P13">Lettre d'information aux demandeurs</text:p>
      <text:p text:style-name="P9"/>
      <text:p text:style-name="P9"><text:span text:style-name="T13"><office:annotation><dc:creator>Gauthier Bastien</dc:creator><dc:date>2011-01-13T14:56:41</dc:date><text:p text:style-name="P15"><text:span text:style-name="T16">do text</text:span></text:p><text:p text:style-name="P15"><text:span text:style-name="T16">from document(at=reference, format='odt')</text:span></text:p></office:annotation></text:span>Import depuis reference.odt</text:p>
      <text:p text:style-name="P9"><text:span text:style-name="T7">Références SPW - DGO4 :</text:span> <text:text-input text:description="Référence DGATLP">self.getReferenceDGATLP()</text:text-input></text:p>
      <text:p text:style-name="P9"/>
      <text:p text:style-name="P9"><office:annotation><dc:creator>Gauthier Bastien</dc:creator><dc:date>2011-02-16T16:12:24</dc:date><text:p text:style-name="P15"><text:span text:style-name="T19">do text if len(self.getApplicants()) &gt; 1</text:span></text:p></office:annotation><text:span text:style-name="T7">Demandeurs :</text:span> <text:text-input text:description="Demandeurs">self.getApplicantsSignaletic()</text:text-input></text:p>
      <text:p text:style-name="P9"><office:annotation><dc:creator>Gauthier Bastien</dc:creator><dc:date>2011-02-16T16:13:21</dc:date><text:p text:style-name="P15"><text:span text:style-name="T18">do text if not len(self.getApplicants()) &gt; 1</text:span></text:p></office:annotation><text:span text:style-name="T7">Demandeur :</text:span> <text:text-input text:description="Demandeurs">self.getApplicantsSignaletic()</text:text-input></text:p>
      <text:p text:style-name="P9"><text:span text:style-name="T7">Objet :</text:span> <text:text-input text:description="Objet des travaux">self.getLicenceSubject()</text:text-input></text:p>
      <text:p text:style-name="P9"><text:span text:style-name="T7">Situation :</text:span> <text:text-input text:description="Situation des travaux">self.getWorkLocationSignaletic()</text:text-input></text:p>
      <text:p text:style-name="P9"/>
      <text:p text:style-name="P9"/>
      <text:p text:style-name="P6"><text:tab/><text:conditional-text text:condition="ooow:&quot;view.do_mailing()&quot;" text:string-value-if-true="&quot;mailed_data.getPersonTitleValue()&quot;" text:string-value-if-false="">mailed_data.getPersonTitleValue()</text:conditional-text>,</text:p>
      <text:p text:style-name="P10"/>
      <text:p text:style-name="P10"><text:tab/><office:annotation><dc:creator>sde </dc:creator><dc:date>2011-09-07T10:49:05</dc:date><text:p text:style-name="P15"><text:span text:style-name="T17">do text if '330-2' in self.getInvestigationArticles()</text:span></text:p></office:annotation>Conformément au prescrit de l’article 116 §4 du Code Wallon de l’Aménagement du Territoire, de l’Urbanisme, du Patrimoine et de l'Energie, nous vous informons par la présente que nous sollicitons, ce jour, l'avis du Fonctionnaire délégué sur votre demande de permis d'urbanisme.</text:p>
      <text:p text:style-name="P10"><text:tab/><office:annotation><dc:creator>sde </dc:creator><dc:date>2011-09-07T10:49:05</dc:date><text:p text:style-name="P15"><text:span text:style-name="T17">do text if '330-2' not in self.getInvestigationArticles()</text:span></text:p></office:annotation>Conformément au prescrit de l’article 116 §4 du Code Wallon de l’Aménagement du Territoire, de l’Urbanisme, du Patrimoine et de l'Energie, nous vous informons par la présente que nous sollicitons, ce jour, la décision du Fonctionnaire délégué sur votre demande de permis d'urbanisme.</text:p>
      <text:p text:style-name="P10"/>
      <text:p text:style-name="P10"><text:tab/>En vertu de l’article 116 §5 du CWATUPE, le fonctionnaire délégué dispose d'un <text:span text:style-name="T7">délai de 35 jours</text:span>, dès réception du dossier, pour émettre son avis sur la demande du Collège communal; passé ce délai, l'avis sera réputé favorable.</text:p>
      <text:p text:style-name="P10"/>
      <text:p text:style-name="P10"><text:tab/><office:annotation><dc:creator>sde </dc:creator><dc:date>2011-09-07T10:49:05</dc:date><text:p text:style-name="P15"><text:span text:style-name="T17">do text if '330-2' in self.getInvestigationArticles()</text:span></text:p></office:annotation>Dès réception de l'avis du fonctionnaire délégué ou à l'expiration du délai qui lui était imparti, votre dossier de demande de permis d'urbanisme sera examiné par le Collège communal, pour décision finale.</text:p>
      <text:p text:style-name="P10"><text:tab/><office:annotation><dc:creator>sde </dc:creator><dc:date>2011-09-07T10:49:05</dc:date><text:p text:style-name="P15"><text:span text:style-name="T17">do text if '330-2' not in self.getInvestigationArticles()</text:span></text:p></office:annotation>Dès réception de la décision du fonctionnaire délégué ou à l'expiration du délai qui lui était imparti, votre dossier de demande de permis d'urbanisme sera examiné par le Collège communal, pour décision finale.</text:p>
      <text:p text:style-name="P10"/>
      <text:p text:style-name="P11"><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10"/>
      <text:p text:style-name="P10"/>
      <text:p text:style-name="P10"><office:annotation><dc:creator>Gauthier Bastien</dc:creator><dc:date>2011-01-13T14:56:41</dc:date><text:p text:style-name="P15"><text:span text:style-name="T16">do text</text:span></text:p><text:p text:style-name="P15"><text:span text:style-name="T16">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25:59.010095841</dc:date>
    <dc:language>fr-FR</dc:language>
    <meta:editing-cycles>77</meta:editing-cycles>
    <meta:editing-duration>P1DT7H19M35S</meta:editing-duration>
    <meta:document-statistic meta:table-count="1" meta:image-count="0" meta:object-count="0" meta:page-count="1" meta:paragraph-count="20" meta:word-count="263" meta:character-count="1951" meta:non-whitespace-character-count="1716"/>
    <meta:user-defined meta:name="Info 1"/>
    <meta:user-defined meta:name="Info 2"/>
    <meta:user-defined meta:name="Info 3"/>
    <meta:user-defined meta:name="Info 4"/>
  </office:meta>
</office:document-meta>
</file>